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yplus</text:h>
      <text:p text:style-name="Standard"><text:a xlink:type="simple" xlink:href="https://pypi.org/project/PlyPlus/" text:style-name="Internet_20_link" text:visited-style-name="Visited_20_Internet_20_Link"/></text:p>
      <text:p text:style-name="Standard"><text:a xlink:type="simple" xlink:href="https://pypi.org/project/PlyPlus/" text:style-name="Internet_20_link" text:visited-style-name="Visited_20_Internet_20_Link">https://pypi.org/project/PlyPlus/</text:a></text:p>
      <text:p text:style-name="Standard"/>
      <text:h text:style-name="Heading_20_2" text:outline-level="2">Projektbeschreibung </text:h>
      <text:section text:style-name="Sect1" text:name="description">
        <text:p text:style-name="Text_20_body">Plyplus ist ein Allzweck-Parser, der auf PLY ( <text:a xlink:type="simple" xlink:href="http://www.dabeaz.com/ply/" text:style-name="Internet_20_link" text:visited-style-name="Visited_20_Internet_20_Link">http://www.dabeaz.com/ply/ </text:a>) aufbaut und in Python geschrieben ist, mit einem etwas anderen Parsing-Ansatz. </text:p>
        <text:p text:style-name="Text_20_body">Die meisten Parser funktionieren, indem sie für jede identifizierte Regel eine Funktion aufrufen, die die Daten verarbeitet und an den Parser zurückgibt. Plyplus parst die gesamte Datei in einen Parse-Baum, sodass Sie sie mithilfe von Besuchern und Musterabgleich suchen und verarbeiten können. </text:p>
        <text:p text:style-name="Text_20_body">Plyplus macht zwei ungewöhnliche Trennungen: Code von Grammatik und Verarbeitung von Parsing. Das Ergebnis dieses Ansatzes ist (hoffentlich) ein saubereres Design, eine leistungsfähigere Grammatikverarbeitung und ein Parser, der einfacher zu schreiben und zu verstehen ist. </text:p>
        <text:p text:style-name="Text_20_body">Merkmale: </text:p>
        <text:list xml:id="list3515677036" text:style-name="L1">
          <text:list-item>
            <text:p text:style-name="P2">Erstellt automatisch einen AST. In der Grammatik anpassbar (Knoten automatisch erweitern und abflachen) </text:p>
          </text:list-item>
          <text:list-item>
            <text:p text:style-name="P2">Selektoren: Führen Sie leistungsstarke Abfragen auf dem AST aus </text:p>
          </text:list-item>
          <text:list-item>
            <text:p text:style-name="P2">Regeloperatoren, die reguläre Ausdrücke nachahmen (unterstützt: Klammern, '|', '*', '?' und '+') </text:p>
          </text:list-item>
          <text:list-item>
            <text:p text:style-name="P2">Kommt mit einer vollständigen, flexiblen Python-Grammatik </text:p>
          </text:list-item>
          <text:list-item>
            <text:p text:style-name="P2">Verschachtelte Grammatiken (eine Grammatik innerhalb einer Grammatik. Nützlich zum Beispiel für HTML/CSS) </text:p>
          </text:list-item>
          <text:list-item>
            <text:p text:style-name="P2">Automatische Zeilenzählung </text:p>
          </text:list-item>
          <text:list-item>
            <text:p text:style-name="P2">Von PLY: Lesbare Fehler, Debug-Modus </text:p>
          </text:list-item>
          <text:list-item>
            <text:p text:style-name="P1">Und mehr! …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03:55:53.734542179</meta:creation-date>
    <dc:date>2022-06-28T03:57:26.973939731</dc:date>
    <meta:editing-duration>PT1M35S</meta:editing-duration>
    <meta:editing-cycles>1</meta:editing-cycles>
    <meta:document-statistic meta:table-count="0" meta:image-count="0" meta:object-count="0" meta:page-count="1" meta:paragraph-count="15" meta:word-count="172" meta:character-count="1307" meta:non-whitespace-character-count="1145"/>
    <meta:generator>LibreOffice/6.1.5.2$Linux_ARM_EABI LibreOffice_project/10$Build-2</meta:generator>
  </office:meta>
</office:document-meta>
</file>